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7.3pt"/>
    </style:style>
    <style:style style:name="co2" style:family="table-column">
      <style:table-column-properties fo:break-before="auto" style:column-width="97.99pt"/>
    </style:style>
    <style:style style:name="co3" style:family="table-column">
      <style:table-column-properties fo:break-before="auto" style:column-width="94.14pt"/>
    </style:style>
    <style:style style:name="co4" style:family="table-column">
      <style:table-column-properties fo:break-before="auto" style:column-width="76.39pt"/>
    </style:style>
    <style:style style:name="co5" style:family="table-column">
      <style:table-column-properties fo:break-before="auto" style:column-width="122.71pt"/>
    </style:style>
    <style:style style:name="co6" style:family="table-column">
      <style:table-column-properties fo:break-before="auto" style:column-width="114.2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50"/>
    <style:style style:name="ce2" style:family="table-cell" style:parent-style-name="Default" style:data-style-name="N4"/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START TIME</text:p>
          </table:table-cell>
          <table:table-cell table:style-name="Default" office:value-type="string" calcext:value-type="string">
            <text:p>BEGIN TIME</text:p>
          </table:table-cell>
          <table:table-cell table:style-name="Default" office:value-type="string" calcext:value-type="string">
            <text:p>FINISH TIME</text:p>
          </table:table-cell>
          <table:table-cell/>
          <table:table-cell table:style-name="Default" office:value-type="string" calcext:value-type="string">
            <text:p>CYCLE TIME</text:p>
          </table:table-cell>
          <table:table-cell office:value-type="string" calcext:value-type="string">
            <text:p>LEAD TIME</text:p>
          </table:table-cell>
        </table:table-row>
        <table:table-row table:style-name="ro1">
          <table:table-cell office:value-type="string" calcext:value-type="string">
            <text:p>HOUR 1</text:p>
          </table:table-cell>
          <table:table-cell office:value-type="date" office:date-value="2017-10-13T14:12:00" calcext:value-type="date">
            <text:p>10/13/17 02:12 PM</text:p>
          </table:table-cell>
          <table:table-cell office:value-type="date" office:date-value="2017-10-17T18:47:59.999997" calcext:value-type="date">
            <text:p>10/17/17 06:48 PM</text:p>
          </table:table-cell>
          <table:table-cell office:value-type="date" office:date-value="2017-10-17T23:39:00.000003" calcext:value-type="date">
            <text:p>10/17/17 11:39 PM</text:p>
          </table:table-cell>
          <table:table-cell/>
          <table:table-cell table:formula="of:= ([.D3] - [.C3]) * 24" office:value-type="float" office:value="4.85000000009313" calcext:value-type="float">
            <text:p>4.85</text:p>
          </table:table-cell>
          <table:table-cell table:formula="of:= ([.D3] - [.B3]) * 24" office:value-type="float" office:value="105.450000000768" calcext:value-type="float">
            <text:p>105.4500000008</text:p>
          </table:table-cell>
        </table:table-row>
        <table:table-row table:style-name="ro1">
          <table:table-cell office:value-type="string" calcext:value-type="string">
            <text:p>HOUR 2</text:p>
          </table:table-cell>
          <table:table-cell office:value-type="date" office:date-value="2017-10-13T14:12:00" calcext:value-type="date">
            <text:p>10/13/17 02:12 PM</text:p>
          </table:table-cell>
          <table:table-cell office:value-type="date" office:date-value="2017-10-17T18:48:00" calcext:value-type="date">
            <text:p>10/17/17 06:48 PM</text:p>
          </table:table-cell>
          <table:table-cell office:value-type="date" office:date-value="2017-10-19T22:50:00" calcext:value-type="date">
            <text:p>10/19/17 10:50 PM</text:p>
          </table:table-cell>
          <table:table-cell/>
          <table:table-cell table:formula="of:= ([.D4] - [.C4]) * 24" office:value-type="float" office:value="52.0333333333838" calcext:value-type="float">
            <text:p>52.03</text:p>
          </table:table-cell>
          <table:table-cell table:formula="of:= ([.D4] - [.B4]) * 24" office:value-type="float" office:value="152.63333333336" calcext:value-type="float">
            <text:p>152.6333333334</text:p>
          </table:table-cell>
        </table:table-row>
        <table:table-row table:style-name="ro1">
          <table:table-cell office:value-type="string" calcext:value-type="string">
            <text:p>HOUR 3</text:p>
          </table:table-cell>
          <table:table-cell office:value-type="date" office:date-value="2017-10-13T14:12:00" calcext:value-type="date">
            <text:p>10/13/17 02:12 PM</text:p>
          </table:table-cell>
          <table:table-cell office:value-type="date" office:date-value="2017-10-19T22:50:00" calcext:value-type="date">
            <text:p>10/19/17 10:50 PM</text:p>
          </table:table-cell>
          <table:table-cell office:value-type="date" office:date-value="2017-10-21T04:46:00" calcext:value-type="date">
            <text:p>10/21/17 04:46 AM</text:p>
          </table:table-cell>
          <table:table-cell/>
          <table:table-cell table:formula="of:= ([.D5] - [.C5]) * 24" office:value-type="float" office:value="29.9333333332906" calcext:value-type="float">
            <text:p>29.93</text:p>
          </table:table-cell>
          <table:table-cell table:formula="of:= ([.D5] - [.B5]) * 24" office:value-type="float" office:value="182.566666666651" calcext:value-type="float">
            <text:p>182.5666666667</text:p>
          </table:table-cell>
        </table:table-row>
        <table:table-row table:style-name="ro1">
          <table:table-cell office:value-type="string" calcext:value-type="string">
            <text:p>HOUR 4</text:p>
          </table:table-cell>
          <table:table-cell office:value-type="date" office:date-value="2017-10-13T14:12:00" calcext:value-type="date">
            <text:p>10/13/17 02:12 PM</text:p>
          </table:table-cell>
          <table:table-cell office:value-type="date" office:date-value="2017-10-21T04:49:00" calcext:value-type="date">
            <text:p>10/21/17 04:49 AM</text:p>
          </table:table-cell>
          <table:table-cell office:value-type="date" office:date-value="2017-10-21T14:13:00" calcext:value-type="date">
            <text:p>10/21/17 02:13 PM</text:p>
          </table:table-cell>
          <table:table-cell/>
          <table:table-cell table:formula="of:= ([.D6] - [.C6]) * 24" office:value-type="float" office:value="9.40000000008149" calcext:value-type="float">
            <text:p>9.40</text:p>
          </table:table-cell>
          <table:table-cell table:formula="of:= ([.D6] - [.B6]) * 24" office:value-type="float" office:value="192.016666666721" calcext:value-type="float">
            <text:p>192.0166666667</text:p>
          </table:table-cell>
        </table:table-row>
        <table:table-row table:style-name="ro1">
          <table:table-cell office:value-type="string" calcext:value-type="string">
            <text:p>HOUR 5</text:p>
          </table:table-cell>
          <table:table-cell office:value-type="date" office:date-value="2017-10-13T14:12:00" calcext:value-type="date">
            <text:p>10/13/17 02:12 PM</text:p>
          </table:table-cell>
          <table:table-cell office:value-type="date" office:date-value="2017-10-17T18:48:00" calcext:value-type="date">
            <text:p>10/17/17 06:48 PM</text:p>
          </table:table-cell>
          <table:table-cell office:value-type="date" office:date-value="2017-10-19T21:18:00" calcext:value-type="date">
            <text:p>10/19/17 09:18 PM</text:p>
          </table:table-cell>
          <table:table-cell/>
          <table:table-cell table:formula="of:= ([.D7] - [.C7]) * 24" office:value-type="float" office:value="50.4999999999418" calcext:value-type="float">
            <text:p>50.50</text:p>
          </table:table-cell>
          <table:table-cell table:formula="of:= ([.D7] - [.B7]) * 24" office:value-type="float" office:value="151.099999999919" calcext:value-type="float">
            <text:p>151.0999999999</text:p>
          </table:table-cell>
        </table:table-row>
        <table:table-row table:style-name="ro1">
          <table:table-cell office:value-type="string" calcext:value-type="string">
            <text:p>HOUR 8</text:p>
          </table:table-cell>
          <table:table-cell office:value-type="date" office:date-value="2017-10-13T14:14:00" calcext:value-type="date">
            <text:p>10/13/17 02:14 PM</text:p>
          </table:table-cell>
          <table:table-cell office:value-type="date" office:date-value="2017-10-19T22:50:00" calcext:value-type="date">
            <text:p>10/19/17 10:50 PM</text:p>
          </table:table-cell>
          <table:table-cell office:value-type="date" office:date-value="2017-10-22T14:26:00" calcext:value-type="date">
            <text:p>10/22/17 02:26 PM</text:p>
          </table:table-cell>
          <table:table-cell/>
          <table:table-cell table:formula="of:= ([.D8] - [.C8]) * 24" office:value-type="float" office:value="63.6000000000349" calcext:value-type="float">
            <text:p>63.60</text:p>
          </table:table-cell>
          <table:table-cell table:formula="of:= ([.D8] - [.B8]) * 24" office:value-type="float" office:value="216.200000000128" calcext:value-type="float">
            <text:p>216.2000000001</text:p>
          </table:table-cell>
        </table:table-row>
        <table:table-row table:style-name="ro1">
          <table:table-cell office:value-type="string" calcext:value-type="string">
            <text:p>HOUR 14</text:p>
          </table:table-cell>
          <table:table-cell office:value-type="date" office:date-value="2017-10-13T14:16:00" calcext:value-type="date">
            <text:p>10/13/17 02:16 PM</text:p>
          </table:table-cell>
          <table:table-cell office:value-type="date" office:date-value="2017-10-19T18:48:00" calcext:value-type="date">
            <text:p>10/19/17 06:48 PM</text:p>
          </table:table-cell>
          <table:table-cell office:value-type="date" office:date-value="2017-10-22T14:22:00" calcext:value-type="date">
            <text:p>10/22/17 02:22 PM</text:p>
          </table:table-cell>
          <table:table-cell/>
          <table:table-cell table:formula="of:= ([.D9] - [.C9]) * 24" office:value-type="float" office:value="67.5666666667094" calcext:value-type="float">
            <text:p>67.57</text:p>
          </table:table-cell>
          <table:table-cell table:formula="of:= ([.D9] - [.B9]) * 24" office:value-type="float" office:value="216.099999999977" calcext:value-type="float">
            <text:p>216.1</text:p>
          </table:table-cell>
        </table:table-row>
        <table:table-row table:style-name="ro1">
          <table:table-cell office:value-type="string" calcext:value-type="string">
            <text:p>HOUR 15</text:p>
          </table:table-cell>
          <table:table-cell office:value-type="date" office:date-value="2017-10-13T14:16:00" calcext:value-type="date">
            <text:p>10/13/17 02:16 PM</text:p>
          </table:table-cell>
          <table:table-cell office:value-type="date" office:date-value="2017-10-19T18:48:00" calcext:value-type="date">
            <text:p>10/19/17 06:48 PM</text:p>
          </table:table-cell>
          <table:table-cell office:value-type="date" office:date-value="2017-10-22T15:49:00" calcext:value-type="date">
            <text:p>10/22/17 03:49 PM</text:p>
          </table:table-cell>
          <table:table-cell/>
          <table:table-cell table:formula="of:= ([.D10] - [.C10]) * 24" office:value-type="float" office:value="69.016666666721" calcext:value-type="float">
            <text:p>69.02</text:p>
          </table:table-cell>
          <table:table-cell table:formula="of:= ([.D10] - [.B10]) * 24" office:value-type="float" office:value="217.549999999988" calcext:value-type="float">
            <text:p>217.55</text:p>
          </table:table-cell>
        </table:table-row>
        <table:table-row table:style-name="ro1">
          <table:table-cell office:value-type="string" calcext:value-type="string">
            <text:p>HOUR 16</text:p>
          </table:table-cell>
          <table:table-cell office:value-type="date" office:date-value="2017-10-13T14:16:00" calcext:value-type="date">
            <text:p>10/13/17 02:16 PM</text:p>
          </table:table-cell>
          <table:table-cell office:value-type="date" office:date-value="2017-10-17T18:52:00" calcext:value-type="date">
            <text:p>10/17/17 06:52 PM</text:p>
          </table:table-cell>
          <table:table-cell office:value-type="date" office:date-value="2017-10-22T15:49:00" calcext:value-type="date">
            <text:p>10/22/17 03:49 PM</text:p>
          </table:table-cell>
          <table:table-cell/>
          <table:table-cell table:formula="of:= ([.D11] - [.C11]) * 24" office:value-type="float" office:value="116.950000000012" calcext:value-type="float">
            <text:p>116.95</text:p>
          </table:table-cell>
          <table:table-cell table:formula="of:= ([.D11] - [.B11]) * 24" office:value-type="float" office:value="217.549999999988" calcext:value-type="float">
            <text:p>217.55</text:p>
          </table:table-cell>
        </table:table-row>
        <table:table-row table:style-name="ro1">
          <table:table-cell office:value-type="string" calcext:value-type="string">
            <text:p>HOUR 17</text:p>
          </table:table-cell>
          <table:table-cell office:value-type="date" office:date-value="2017-10-13T14:18:00" calcext:value-type="date">
            <text:p>10/13/17 02:18 PM</text:p>
          </table:table-cell>
          <table:table-cell table:number-columns-repeated="2" table:style-name="Default" office:value-type="string" calcext:value-type="string">
            <text:p>N/A</text:p>
          </table:table-cell>
          <table:table-cell/>
          <table:table-cell table:formula="of:= 0" office:value-type="float" office:value="0" calcext:value-type="float">
            <text:p>0.00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UR 18</text:p>
          </table:table-cell>
          <table:table-cell office:value-type="date" office:date-value="2017-10-13T14:18:00" calcext:value-type="date">
            <text:p>10/13/17 02:18 PM</text:p>
          </table:table-cell>
          <table:table-cell office:value-type="date" office:date-value="2017-10-17T18:52:00" calcext:value-type="date">
            <text:p>10/17/17 06:52 PM</text:p>
          </table:table-cell>
          <table:table-cell office:value-type="date" office:date-value="2017-10-22T15:49:00" calcext:value-type="date">
            <text:p>10/22/17 03:49 PM</text:p>
          </table:table-cell>
          <table:table-cell/>
          <table:table-cell table:formula="of:= ([.D13] - [.C13]) * 24" office:value-type="float" office:value="116.950000000012" calcext:value-type="float">
            <text:p>116.95</text:p>
          </table:table-cell>
          <table:table-cell table:formula="of:= ([.D13] - [.B13]) * 24" office:value-type="float" office:value="217.516666666721" calcext:value-type="float">
            <text:p>217.5166666667</text:p>
          </table:table-cell>
        </table:table-row>
        <table:table-row table:style-name="ro1">
          <table:table-cell office:value-type="string" calcext:value-type="string">
            <text:p>HOUR 23</text:p>
          </table:table-cell>
          <table:table-cell office:value-type="date" office:date-value="2017-10-13T14:19:00" calcext:value-type="date">
            <text:p>10/13/17 02:19 PM</text:p>
          </table:table-cell>
          <table:table-cell office:value-type="date" office:date-value="2017-10-21T04:47:00" calcext:value-type="date">
            <text:p>10/21/17 04:47 AM</text:p>
          </table:table-cell>
          <table:table-cell office:value-type="date" office:date-value="2017-10-21T14:58:00" calcext:value-type="date">
            <text:p>10/21/17 02:58 PM</text:p>
          </table:table-cell>
          <table:table-cell/>
          <table:table-cell table:formula="of:= ([.D14] - [.C14]) * 24" office:value-type="float" office:value="10.1833333333489" calcext:value-type="float">
            <text:p>10.18</text:p>
          </table:table-cell>
          <table:table-cell table:formula="of:= ([.D14] - [.B14]) * 24" office:value-type="float" office:value="192.650000000023" calcext:value-type="float">
            <text:p>192.65</text:p>
          </table:table-cell>
        </table:table-row>
        <table:table-row table:style-name="ro1">
          <table:table-cell office:value-type="string" calcext:value-type="string">
            <text:p>HOUR 27</text:p>
          </table:table-cell>
          <table:table-cell office:value-type="date" office:date-value="2017-10-15T21:44:00" calcext:value-type="date">
            <text:p>10/15/17 09:44 PM</text:p>
          </table:table-cell>
          <table:table-cell table:number-columns-repeated="2" table:style-name="Default" office:value-type="string" calcext:value-type="string">
            <text:p>N/A</text:p>
          </table:table-cell>
          <table:table-cell/>
          <table:table-cell table:formula="of:=0" office:value-type="float" office:value="0" calcext:value-type="float">
            <text:p>0.00</text:p>
          </table:table-cell>
          <table:table-cell table:formula="of:= 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UR 20</text:p>
          </table:table-cell>
          <table:table-cell office:value-type="date" office:date-value="2017-10-13T14:18:00" calcext:value-type="date">
            <text:p>10/13/17 02:18 PM</text:p>
          </table:table-cell>
          <table:table-cell office:value-type="date" office:date-value="2017-10-19T14:11:00" calcext:value-type="date">
            <text:p>10/19/17 02:11 PM</text:p>
          </table:table-cell>
          <table:table-cell table:style-name="Default" office:value-type="string" calcext:value-type="string">
            <text:p>N/A</text:p>
          </table:table-cell>
          <table:table-cell/>
          <table:table-cell table:formula="of:=0" office:value-type="float" office:value="0" calcext:value-type="float">
            <text:p>0.00</text:p>
          </table:table-cell>
          <table:table-cell table:formula="of:= 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UR 21</text:p>
          </table:table-cell>
          <table:table-cell office:value-type="date" office:date-value="2017-10-13T14:19:00" calcext:value-type="date">
            <text:p>10/13/17 02:19 PM</text:p>
          </table:table-cell>
          <table:table-cell office:value-type="date" office:date-value="2017-10-22T18:20:00" calcext:value-type="date">
            <text:p>10/22/17 06:20 PM</text:p>
          </table:table-cell>
          <table:table-cell table:style-name="Default" office:value-type="string" calcext:value-type="string">
            <text:p>N/A</text:p>
          </table:table-cell>
          <table:table-cell/>
          <table:table-cell table:formula="of:= 0" office:value-type="float" office:value="0" calcext:value-type="float">
            <text:p>0.00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office:value-type="string" calcext:value-type="string">
            <text:p>AVERAGE CYCLE TIME</text:p>
          </table:table-cell>
          <table:table-cell office:value-type="string" calcext:value-type="string">
            <text:p>AVERAGE LEAD TIME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formula="of:=AVERAGE([.F3:.F17])" office:value-type="float" office:value="39.3988888889085" calcext:value-type="float">
            <text:p>39.3988888889</text:p>
          </table:table-cell>
          <table:table-cell table:formula="of:=AVERAGE([.G3:.G17])" office:value-type="float" office:value="137.422222222283" calcext:value-type="float">
            <text:p>137.42222222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3">00/00/0000</text:date>, <text:time style:data-style-name="N2" text:time-value="18:06:16.9968068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cky </meta:initial-creator>
    <meta:creation-date>2017-10-23T17:55:23.193206099</meta:creation-date>
    <dc:date>2017-10-23T18:26:35.173159222</dc:date>
    <dc:creator>Ducky </dc:creator>
    <meta:editing-duration>PT14M23S</meta:editing-duration>
    <meta:editing-cycles>2</meta:editing-cycles>
    <meta:generator>LibreOffice/4.4.3.2$Linux_x86 LibreOffice_project/40m0$Build-2</meta:generator>
    <meta:document-statistic meta:table-count="1" meta:cell-count="99" meta:object-count="0"/>
  </office:meta>
</office:document-meta>
</file>